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F90000051000000510D098C07FB7A0188E.svg" manifest:media-type="image/svg+xml"/>
  <manifest:file-entry manifest:full-path="Pictures/100000010000002D0000002D1A1D944D13FAC6BA.png" manifest:media-type="image/png"/>
  <manifest:file-entry manifest:full-path="Pictures/100001DC000004A7000004A72B993E0616711901.svg" manifest:media-type="image/svg+xml"/>
  <manifest:file-entry manifest:full-path="Pictures/1000000100000031000000318778D2A3DA25A93B.png" manifest:media-type="image/png"/>
  <manifest:file-entry manifest:full-path="Pictures/10000001000002C3000002C30C32663922FF5287.png" manifest:media-type="image/png"/>
  <manifest:file-entry manifest:full-path="Pictures/10000EFC0000754A0000754AC0FF780289D0175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antasque iCursive Dk" svg:font-family="'Fantasque iCursive Dk'" style:font-pitch="variable"/>
    <style:font-face style:name="FreeSans" svg:font-family="FreeSans" style:font-family-generic="system" style:font-pitch="variable"/>
    <style:font-face style:name="Futura PT" svg:font-family="'Futura PT'" style:font-pitch="variable"/>
    <style:font-face style:name="Futura PT Bold" svg:font-family="'Futura PT Bold'" style:font-pitch="variable"/>
    <style:font-face style:name="Futura PT Demi" svg:font-family="'Futura PT Demi'" style:font-pitch="variable"/>
    <style:font-face style:name="Futura PT1" svg:font-family="'Futura PT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erriweather" svg:font-family="Merriweather" style:font-pitch="variable"/>
    <style:font-face style:name="Merriweather Black" svg:font-family="'Merriweather Black'" style:font-pitch="variable"/>
    <style:font-face style:name="Merriweather Black1" svg:font-family="'Merriweather Black'" style:font-adornments="Black" style:font-pitch="variable"/>
    <style:font-face style:name="Merriweather1" svg:font-family="Merriweather" style:font-adornments="Bold" style:font-pitch="variable"/>
    <style:font-face style:name="Noto Sans" svg:font-family="'Noto Sans'" style:font-family-generic="roman" style:font-pitch="variable"/>
    <style:font-face style:name="Operator Mono Lig Book" svg:font-family="'Operator Mono Lig Book'" style:font-pitch="fixed"/>
    <style:font-face style:name="Operator Mono Lig Book1" svg:font-family="'Operator Mono Lig Book'" style:font-pitch="variable"/>
    <style:font-face style:name="Ubuntu Medium" svg:font-family="'Ubuntu Medium'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5cm" fo:min-width="1.996cm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69cm" fo:min-width="6.949cm" draw:shadow="hidden" draw:shadow-offset-x="0.071cm" draw:shadow-offset-y="0.071cm" draw:shadow-color="#c6c6c6" draw:shadow-opacity="100%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3.842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9cm" fo:min-width="8.461cm" draw:shadow="hidden" draw:shadow-offset-x="0.071cm" draw:shadow-offset-y="0.071cm" draw:shadow-color="#c6c6c6" draw:shadow-opacity="100%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1.996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objectwithoutfill">
      <style:graphic-properties draw:stroke="solid" draw:stroke-dash="Dashed_20__28_var_29_" svg:stroke-width="0.018cm" svg:stroke-color="#b2b2b2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1.996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1.996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2.646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1.05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57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40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3cm" fo:min-width="1.99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8cm" fo:min-width="1.996cm"/>
      <style:paragraph-properties style:writing-mode="lr-tb"/>
    </style:style>
    <style:style style:name="gr34" style:family="graphic" style:parent-style-name="objectwithoutfill">
      <style:graphic-properties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46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0.44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1cm" fo:min-width="1.996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fo:min-height="0.40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fo:min-height="0.492cm"/>
      <style:paragraph-properties style:writing-mode="lr-tb"/>
    </style:style>
    <style:style style:name="gr40" style:family="graphic" style:parent-style-name="standard">
      <style:graphic-properties draw:stroke="solid" svg:stroke-width="0.053cm" svg:stroke-color="#111111" draw:marker-start-width="0.28cm" draw:marker-end-width="0.28cm" draw:fill-color="#1c1c1c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41" style:family="graphic" style:parent-style-name="objectwithoutfill">
      <style:graphic-properties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2" style:family="graphic" style:parent-style-name="standard">
      <style:graphic-properties draw:stroke="none" svg:stroke-color="#000000" draw:fill="none" draw:fill-color="#ffffff" fo:min-height="0.623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0.573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1.01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fo:min-height="0.89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fo:min-height="0.53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4" style:family="graphic" style:parent-style-name="objectwithoutfill">
      <style:graphic-properties draw:stroke="solid" draw:stroke-dash="Dashed_20__28_var_29_" svg:stroke-width="0.018cm" svg:stroke-color="#b2b2b2" draw:marker-start-width="0.227cm" draw:marker-end-width="0.227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1.996cm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fo:min-height="0.492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fo:min-height="0.573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666666" loext:opacity="100%" style:font-name="Fantasque iCursive Dk" fo:font-size="9pt" fo:letter-spacing="0.046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333333" loext:opacity="100%" style:text-position="-33% 58%" style:font-name="Merriweather Black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>
      <style:paragraph-properties fo:margin-left="0.102cm" fo:margin-right="0cm" fo:text-indent="0cm"/>
    </style:style>
    <style:style style:name="P6" style:family="paragraph">
      <loext:graphic-properties draw:fill="none" draw:fill-color="#ffffff"/>
      <style:paragraph-properties fo:margin-left="0.102cm" fo:margin-right="0cm" fo:text-indent="0cm" style:writing-mode="lr-tb"/>
      <style:text-properties fo:color="#111111" loext:opacity="100%" style:font-name="Ubuntu Mono" fo:font-size="12pt" fo:font-style="italic" fo:font-weight="normal" style:font-size-asian="10.5pt" style:font-size-complex="10.5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Ubuntu Mono" fo:font-size="12pt" fo:font-style="italic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9" style:family="paragraph">
      <loext:graphic-properties draw:fill="none" draw:fill-color="#ffffff"/>
      <style:paragraph-properties style:writing-mode="lr-tb"/>
      <style:text-properties fo:color="#333333" loext:opacity="100%" style:font-name="Ubuntu Mono" fo:font-size="12pt" fo:font-style="normal" fo:font-weight="normal" style:font-size-asian="10.5pt" style:font-size-complex="10.5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Ubuntu Mono" fo:font-size="12pt" fo:font-style="italic" style:text-underline-style="none" style:font-size-asian="9pt" style:font-style-asian="normal" style:font-size-complex="9pt" style:font-style-complex="normal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111111" loext:opacity="100%" style:font-name="Fantasque iCursive Dk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color="#111111" loext:opacity="100%" style:font-name="Fantasque iCursive Dk" fo:font-size="11pt" fo:font-weight="bold" style:font-size-asian="11pt" style:font-weight-asian="bold" style:font-size-complex="11pt" style:font-weight-complex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fo:margin-left="0.102cm" fo:margin-right="0cm" fo:text-indent="0cm" style:writing-mode="lr-tb"/>
      <style:text-properties fo:color="#333333" loext:opacity="100%" style:font-name="Ubuntu Mono" fo:font-size="12pt" fo:font-style="italic" fo:font-weight="normal" style:font-size-asian="10.5pt" style:font-size-complex="10.5pt"/>
    </style:style>
    <style:style style:name="P16" style:family="paragraph">
      <loext:graphic-properties draw:fill="none"/>
      <style:paragraph-properties fo:text-align="center" style:writing-mode="lr-tb"/>
      <style:text-properties fo:background-color="transparent"/>
    </style:style>
    <style:style style:name="P17" style:family="paragraph">
      <loext:graphic-properties draw:fill="solid"/>
      <style:paragraph-properties fo:text-align="center" style:writing-mode="lr-tb"/>
      <style:text-properties fo:color="#111111" loext:opacity="100%" fo:font-size="15pt" style:font-size-asian="15pt" style:font-size-complex="15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666666" loext:opacity="100%" style:font-name="Fantasque iCursive Dk" fo:font-size="8pt" fo:letter-spacing="0.046cm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9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Merriweather" fo:font-size="15pt" fo:font-style="italic" style:font-size-asian="15pt" style:font-style-asian="italic" style:font-size-complex="15pt" style:font-style-complex="italic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3pt" fo:font-style="normal" style:font-size-asian="13pt" style:font-style-asian="normal" style:font-size-complex="13pt" style:font-style-complex="normal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Fantasque iCursive Dk" fo:font-size="10.5pt" style:text-underline-style="solid" style:text-underline-width="auto" style:text-underline-color="font-color" fo:font-weight="normal" style:font-size-asian="10.5pt" style:font-weight-asian="normal" style:font-size-complex="10.5pt" style:font-weight-complex="normal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Futura PT Bold" fo:font-size="10pt" fo:font-weight="bold" style:font-size-asian="10pt" style:font-weight-asian="bold" style:font-size-complex="10pt" style:font-weight-complex="bold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Ubuntu Mono" fo:font-size="11pt" fo:font-style="italic" fo:text-shadow="1pt 1pt" style:font-size-asian="11pt" style:font-style-asian="italic" style:font-size-complex="11pt" style:font-style-complex="italic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666666" loext:opacity="100%" style:font-name="Merriweather" fo:font-size="4.90000009536743pt" fo:font-style="italic" fo:font-weight="bold" style:font-size-asian="5.40000009536743pt" style:font-weight-asian="bold" style:font-size-complex="5.40000009536743pt" style:font-weight-complex="bold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666666" loext:opacity="100%" style:font-name="Merriweather" fo:font-size="4.90000009536743pt" fo:font-style="italic" fo:font-weight="bold" fo:background-color="transparent" style:font-size-asian="5.40000009536743pt" style:font-weight-asian="bold" style:font-size-complex="5.40000009536743pt" style:font-weight-complex="bold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style:font-name="Ubuntu Mono" fo:font-size="11pt" fo:font-style="italic" fo:text-shadow="1pt 1pt" style:font-size-asian="11pt" style:font-style-asian="italic" style:font-size-complex="11pt" style:font-style-complex="italic"/>
    </style:style>
    <style:style style:name="P29" style:family="paragraph">
      <loext:graphic-properties draw:fill="none" draw:fill-color="#ffffff"/>
      <style:paragraph-properties style:writing-mode="lr-tb"/>
      <style:text-properties fo:color="#111111" loext:opacity="100%" style:font-name="Ubuntu Medium" fo:font-size="11pt" fo:text-shadow="none" style:text-underline-style="none" style:font-size-asian="11pt" style:font-size-complex="11p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Fantasque iCursive Dk" fo:font-size="11pt" style:text-underline-style="none" fo:font-weight="normal" style:font-size-asian="11pt" style:font-weight-asian="normal" style:font-size-complex="11pt" style:font-weight-complex="normal"/>
    </style:style>
    <style:style style:name="P31" style:family="paragraph">
      <loext:graphic-properties draw:fill="solid"/>
      <style:paragraph-properties fo:text-align="center"/>
      <style:text-properties fo:color="#111111" loext:opacity="100%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666666" loext:opacity="100%" style:font-name="Fantasque iCursive Dk" fo:font-size="10pt" fo:letter-spacing="0.046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3" style:family="paragraph">
      <loext:graphic-properties draw:fill="none" draw:fill-color="#ffffff"/>
      <style:paragraph-properties style:writing-mode="lr-tb"/>
      <style:text-properties fo:color="#111111" loext:opacity="100%" style:font-name="Fantasque iCursive Dk" fo:font-size="12pt" fo:font-weight="bold" style:font-size-asian="12pt" style:font-weight-asian="bold" style:font-size-complex="12pt" style:font-weight-complex="bold"/>
    </style:style>
    <style:style style:name="P34" style:family="paragraph">
      <loext:graphic-properties draw:fill="solid"/>
      <style:paragraph-properties fo:text-align="center" style:writing-mode="lr-tb"/>
    </style:style>
    <style:style style:name="P35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666666" loext:opacity="100%" style:font-name="Merriweather" fo:font-size="9pt" fo:font-style="italic" style:text-underline-style="none" style:font-size-asian="9pt" style:font-style-asian="italic" style:font-size-complex="9pt" style:font-style-complex="italic"/>
    </style:style>
    <style:style style:name="P37" style:family="paragraph">
      <style:paragraph-properties fo:margin-left="0cm" fo:margin-right="0cm" fo:margin-top="0cm" fo:margin-bottom="0cm" fo:line-height="100%" fo:text-align="center" fo:text-indent="0cm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666666" loext:opacity="100%" style:font-name="Merriweather" fo:font-size="9pt" fo:font-style="italic" style:text-underline-style="none" style:font-size-asian="9pt" style:font-style-asian="italic" style:font-size-complex="9pt" style:font-style-complex="italic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111111" loext:opacity="100%" style:font-name="Fantasque iCursive Dk" fo:font-size="8pt" fo:font-style="normal" fo:font-weight="bold" fo:background-color="transparent" style:font-size-asian="9pt" style:font-weight-asian="bold" style:font-size-complex="9pt" style:font-weight-complex="bold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Fantasque iCursive Dk" fo:font-size="8pt" fo:font-style="normal" fo:font-weight="bold" fo:background-color="transparent" style:font-size-asian="9pt" style:font-weight-asian="bold" style:font-size-complex="9pt" style:font-weight-complex="bold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Merriweather" fo:font-size="8pt" fo:font-style="normal" fo:font-weight="bold" fo:background-color="transparent" style:font-size-asian="9pt" style:font-weight-asian="bold" style:font-size-complex="9pt" style:font-weight-complex="bold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Fantasque iCursive Dk" fo:font-size="11pt" style:text-underline-style="none" fo:font-weight="normal" style:font-size-asian="11pt" style:font-weight-asian="normal" style:font-size-complex="11pt" style:font-weight-complex="normal"/>
    </style:style>
    <style:style style:name="P43" style:family="paragraph">
      <style:paragraph-properties fo:margin-left="0cm" fo:margin-right="0cm" fo:margin-top="0cm" fo:margin-bottom="0cm" fo:line-height="100%" fo:text-align="end" fo:text-indent="0cm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666666" loext:opacity="100%" style:font-name="Merriweather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P45" style:family="paragraph">
      <loext:graphic-properties draw:fill-color="#1c1c1c"/>
      <style:paragraph-properties fo:text-align="center"/>
    </style:style>
    <style:style style:name="P46" style:family="paragraph">
      <loext:graphic-properties draw:fill="solid"/>
      <style:paragraph-properties fo:text-align="center"/>
    </style:style>
    <style:style style:name="P47" style:family="paragraph">
      <loext:graphic-properties draw:fill="none" draw:fill-color="#ffffff"/>
      <style:paragraph-properties style:writing-mode="lr-tb"/>
      <style:text-properties fo:color="#111111" loext:opacity="100%" style:font-name="Merriweather" fo:font-size="13pt" fo:font-weight="bold" style:font-size-asian="13pt" style:font-weight-asian="bold" style:font-size-complex="13pt" style:font-weight-complex="bold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111111" loext:opacity="100%" style:font-name="Merriweather" fo:font-size="10.5pt" style:font-size-asian="10.5pt" style:font-size-complex="10.5pt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normal" fo:font-weight="bold" style:font-style-asian="normal" style:font-weight-asian="bold" style:font-style-complex="normal" style:font-weight-complex="bold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666666" loext:opacity="100%" style:font-name="Merriweather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Ubuntu Medium" fo:font-size="10pt" fo:font-weight="normal" style:font-size-asian="10.5pt" style:font-weight-asian="normal" style:font-size-complex="10.5pt" style:font-weight-complex="normal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italic" style:font-style-asian="italic" style:font-style-complex="italic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Fantasque iCursive Dk"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italic" fo:font-weight="bold" style:font-style-asian="italic" style:font-weight-asian="bold" style:font-style-complex="italic" style:font-weight-complex="bold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normal" style:font-style-asian="normal" style:font-style-complex="normal"/>
    </style:style>
    <style:style style:name="P57" style:family="paragraph">
      <loext:graphic-properties draw:fill="solid"/>
      <style:paragraph-properties fo:text-align="center" style:writing-mode="lr-tb"/>
      <style:text-properties fo:color="#111111" loext:opacity="100%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Operator Mono Lig Book" fo:font-size="13pt" style:text-underline-style="solid" style:text-underline-width="auto" style:text-underline-color="font-color" fo:background-color="transparent" style:font-size-asian="16pt" style:font-size-complex="16pt"/>
    </style:style>
    <style:style style:name="P59" style:family="paragraph">
      <loext:graphic-properties draw:fill="none" draw:fill-color="#ffffff"/>
      <style:paragraph-properties style:writing-mode="lr-tb"/>
      <style:text-properties fo:color="#111111" loext:opacity="100%" style:font-name="Merriweather" fo:font-size="15pt" fo:font-weight="bold" style:font-size-asian="15pt" style:font-weight-asian="bold" style:font-size-complex="15pt" style:font-weight-complex="bold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808080" loext:opacity="100%" style:font-name="Merriweather" fo:font-size="16pt" fo:font-style="italic" style:font-size-asian="16pt" style:font-style-asian="italic" style:font-size-complex="16pt" style:font-style-complex="italic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0pt" fo:font-weight="normal" style:font-size-asian="10.5pt" style:font-weight-asian="normal" style:font-size-complex="10.5pt" style:font-weight-complex="normal"/>
    </style:style>
    <style:style style:name="T1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8pt" fo:letter-spacing="0.046cm" fo:font-style="normal" fo:text-shadow="none" style:text-underline-style="none" fo:font-weight="normal" style:letter-kerning="true" fo:background-color="transparent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333333" loext:opacity="100%" style:text-outline="false" style:text-line-through-style="none" style:text-line-through-type="none" style:font-name="Merriweather" fo:font-size="12pt" fo:font-style="italic" fo:text-shadow="none" style:text-underline-style="none" fo:font-weight="bold" style:letter-kerning="true" fo:background-color="transparent" style:font-name-asian="Droid Sans Fallback" style:font-size-asian="12pt" style:font-style-asian="italic" style:font-weight-asian="bold" style:font-name-complex="FreeSans" style:font-size-complex="12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4e4e4e" loext:opacity="100%" style:text-outline="false" style:text-line-through-style="none" style:text-line-through-type="none" style:font-name="Merriweather" fo:font-size="9pt" fo:font-style="italic" fo:text-shadow="none" style:text-underline-style="none" fo:font-weight="bold" style:letter-kerning="true" fo:background-color="transparent" style:font-name-asian="Droid Sans Fallback" style:font-size-asian="9pt" style:font-style-asian="italic" style:font-weight-asian="bold" style:font-name-complex="FreeSans" style:font-size-complex="9pt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color="#111111" loext:opacity="100%" style:font-name="Ubuntu Mono" fo:font-size="12pt" fo:font-weight="normal" style:font-size-asian="9pt" style:font-size-complex="9pt"/>
    </style:style>
    <style:style style:name="T5" style:family="text">
      <style:text-properties fo:font-variant="normal" fo:text-transform="none" fo:color="#333333" loext:opacity="100%" style:text-outline="false" style:text-line-through-style="none" style:text-line-through-type="none" style:font-name="Ubuntu Mono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333333" loext:opacity="100%" style:font-name="Ubuntu Mono" fo:font-size="12pt" fo:font-style="normal" fo:font-weight="normal" style:font-size-asian="9pt" style:font-size-complex="9pt"/>
    </style:style>
    <style:style style:name="T7" style:family="text">
      <style:text-properties fo:font-variant="normal" fo:text-transform="none" fo:color="#333333" loext:opacity="100%" style:text-outline="false" style:text-line-through-style="none" style:text-line-through-type="none" style:font-name="Ubuntu Mono" fo:font-size="12pt" fo:font-style="normal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111111" loext:opacity="100%" style:text-outline="false" style:text-line-through-style="none" style:text-line-through-type="none" style:font-name="Futura PT Demi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11111" loext:opacity="100%" style:text-outline="false" style:text-line-through-style="none" style:text-line-through-type="none" style:font-name="Futura PT1" fo:font-size="32pt" fo:font-style="normal" fo:text-shadow="none" style:text-underline-style="none" fo:font-weight="bold" style:letter-kerning="true" fo:background-color="transparent" style:font-name-asian="Droid Sans Fallback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111111" loext:opacity="100%" style:font-name="Fantasque iCursive Dk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333333" loext:opacity="100%" style:font-name="Ubuntu Mono" fo:font-size="12pt" fo:font-weight="normal" style:font-size-asian="9pt" style:font-size-complex="9pt"/>
    </style:style>
    <style:style style:name="T12" style:family="text">
      <style:text-properties fo:background-color="transparent"/>
    </style:style>
    <style:style style:name="T13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9pt" fo:letter-spacing="0.046cm" fo:font-style="normal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333333" loext:opacity="100%" style:font-name="Merriweather" fo:font-size="11pt" fo:font-style="italic" style:font-size-asian="11pt" style:font-style-asian="italic" style:font-size-complex="11pt" style:font-style-complex="italic"/>
    </style:style>
    <style:style style:name="T15" style:family="text">
      <style:text-properties fo:color="#111111" loext:opacity="100%" style:font-name="Merriweather" fo:font-size="10pt" fo:font-style="normal" style:font-size-asian="10pt" style:font-style-asian="normal" style:font-size-complex="10pt" style:font-style-complex="normal"/>
    </style:style>
    <style:style style:name="T16" style:family="text">
      <style:text-properties fo:color="#111111" loext:opacity="100%" style:font-name="Merriweather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7" style:family="text">
      <style:text-properties fo:color="#333333" loext:opacity="100%" style:font-name="Fantasque iCursive Dk"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T18" style:family="text">
      <style:text-properties fo:color="#333333" loext:opacity="100%" style:font-name="Merriweather" fo:font-size="13pt" fo:font-weight="bold" style:font-size-asian="13pt" style:font-weight-asian="bold" style:font-size-complex="13pt" style:font-weight-complex="bold"/>
    </style:style>
    <style:style style:name="T19" style:family="text">
      <style:text-properties fo:color="#111111" loext:opacity="100%" style:font-name="Merriweather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0" style:family="text">
      <style:text-properties fo:color="#111111" loext:opacity="100%" style:font-name="Merriweather" fo:font-size="10pt" fo:font-style="italic" style:font-size-asian="10pt" style:font-style-asian="italic" style:font-size-complex="10pt" style:font-style-complex="italic"/>
    </style:style>
    <style:style style:name="T21" style:family="text">
      <style:text-properties fo:color="#111111" loext:opacity="100%" style:font-name="Merriweather" fo:font-size="10pt" style:font-size-asian="10pt" style:font-size-complex="10pt"/>
    </style:style>
    <style:style style:name="T22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normal" fo:text-shadow="none" style:text-underline-style="none" fo:font-weight="normal" style:letter-kerning="true" fo:background-color="transparent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italic" fo:text-shadow="none" style:text-underline-style="none" fo:font-weight="normal" style:letter-kerning="true" fo:background-color="transparent" style:font-name-asian="Droid Sans Fallback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italic" fo:text-shadow="none" style:text-underline-style="none" fo:font-weight="bold" style:letter-kerning="true" fo:background-color="transparent" style:font-name-asian="Droid Sans Fallback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normal" fo:text-shadow="none" style:text-underline-style="none" fo:font-weight="normal" style:letter-kerning="true" fo:background-color="transparent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2pt" fo:font-style="normal" fo:text-shadow="none" style:text-underline-style="solid" style:text-underline-width="auto" style:text-underline-color="font-color" fo:font-weight="normal" style:letter-kerning="true" fo:background-color="transparent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2pt" fo:font-style="normal" fo:text-shadow="none" style:text-underline-style="none" fo:font-weight="normal" style:letter-kerning="true" fo:background-color="transparent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10pt" fo:font-style="italic" fo:text-shadow="none" style:text-underline-style="none" fo:font-weight="bold" style:letter-kerning="true" fo:background-color="transparent" style:font-name-asian="Droid Sans Fallback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29" style:family="text">
      <style:text-properties fo:color="#666666" loext:opacity="100%" style:font-name="Merriweather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0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11pt" fo:font-style="italic" fo:text-shadow="none" style:text-underline-style="none" fo:font-weight="bold" style:letter-kerning="true" fo:background-color="transparent" style:font-name-asian="Droid Sans Fallback" style:font-size-asian="11pt" style:font-style-asian="italic" style:font-weight-asian="bold" style:font-name-complex="FreeSans" style:font-size-complex="11pt" style:font-style-complex="italic" style:font-weight-complex="bold" style:text-emphasize="none" style:font-relief="none" style:text-overline-style="none" style:text-overline-color="font-color"/>
    </style:style>
    <style:style style:name="T31" style:family="text">
      <style:text-properties fo:color="#808080" loext:opacity="100%" style:font-name="Merriweather" fo:font-size="10pt" fo:font-style="italic" fo:background-color="transparent" style:font-size-asian="10pt" style:font-style-asian="italic" style:font-size-complex="10pt" style:font-style-complex="italic"/>
    </style:style>
    <style:style style:name="T32" style:family="text">
      <style:text-properties fo:color="#111111" loext:opacity="100%" style:font-name="Merriweathe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italic" fo:text-shadow="none" style:text-underline-style="none" fo:font-weight="normal" style:letter-kerning="true" fo:background-color="transparent" style:font-name-asian="Droid Sans Fallback" style:font-size-asian="12pt" style:font-style-asian="italic" style:font-weight-asian="normal" style:font-name-complex="Free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111111" loext:opacity="100%" style:font-name="Merriweather" fo:font-size="11pt" fo:text-shadow="none" style:text-underline-style="none" fo:font-weight="bold" style:font-size-asian="11pt" style:font-weight-asian="bold" style:font-size-complex="11pt" style:font-weight-complex="bold"/>
    </style:style>
    <style:style style:name="T35" style:family="text">
      <style:text-properties fo:color="#333333" loext:opacity="100%" style:font-name="Fantasque iCursive Dk" fo:font-size="11pt" style:text-underline-style="none" fo:font-weight="normal" style:font-size-asian="11pt" style:font-weight-asian="normal" style:font-size-complex="11pt" style:font-weight-complex="normal"/>
    </style:style>
    <style:style style:name="T36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9pt" fo:letter-spacing="0.046cm" fo:font-style="normal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111111" loext:opacity="100%" style:font-name="Fantasque iCursive Dk" fo:font-size="13pt" fo:font-weight="bold" style:font-size-asian="13pt" style:font-weight-asian="bold" style:font-size-complex="13pt" style:font-weight-complex="bold"/>
    </style:style>
    <style:style style:name="T38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9pt" fo:font-style="italic" fo:text-shadow="none" style:text-underline-style="none" fo:font-weight="normal" style:letter-kerning="true" fo:background-color="transparent" style:font-name-asian="Droid Sans Fallback" style:font-size-asian="9pt" style:font-style-asian="italic" style:font-weight-asian="normal" style:font-name-complex="FreeSans" style:font-size-complex="9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color="#666666" loext:opacity="100%" style:font-name="Merriweather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40" style:family="text">
      <style:text-properties fo:color="#333333" loext:opacity="100%" style:font-name="Fantasque iCursive Dk" fo:font-size="10pt" fo:font-style="normal" fo:font-weight="bold" fo:background-color="transparent" style:font-size-asian="10.5pt" style:font-weight-asian="bold" style:font-size-complex="10.5pt" style:font-weight-complex="bold"/>
    </style:style>
    <style:style style:name="T41" style:family="text">
      <style:text-properties fo:color="#111111" loext:opacity="100%" style:font-name="Fantasque iCursive Dk" fo:font-size="10pt" fo:font-style="normal" fo:font-weight="bold" fo:background-color="transparent" style:font-size-asian="10.5pt" style:font-weight-asian="bold" style:font-size-complex="10.5pt" style:font-weight-complex="bold"/>
    </style:style>
    <style:style style:name="T42" style:family="text">
      <style:text-properties fo:color="#666666" loext:opacity="100%" style:font-name="Merriweather" fo:font-size="9pt" fo:font-style="italic" style:text-underline-style="none" style:font-size-asian="9pt" style:font-style-asian="italic" style:font-size-complex="9pt" style:font-style-complex="italic"/>
    </style:style>
    <style:style style:name="T43" style:family="text">
      <style:text-properties fo:color="#111111" loext:opacity="100%" style:font-name="Merriweather" fo:font-size="14pt" fo:font-weight="bold" style:font-size-asian="14pt" style:font-weight-asian="bold" style:font-size-complex="14pt" style:font-weight-complex="bold"/>
    </style:style>
    <style:style style:name="T44" style:family="text">
      <style:text-properties fo:color="#111111" loext:opacity="100%" style:font-name="Merriweather" fo:font-size="10.5pt" style:font-size-asian="10.5pt" style:font-size-complex="10.5pt"/>
    </style:style>
    <style:style style:name="T45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3pt" fo:font-style="normal" fo:text-shadow="none" style:text-underline-style="none" fo:font-weight="bold" style:letter-kerning="true" style:font-name-asian="Droid Sans Fallback" style:font-size-asian="13pt" style:font-style-asian="normal" style:font-weight-asian="bold" style:font-name-complex="Free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10.5pt" fo:font-style="italic" fo:text-shadow="none" style:text-underline-style="none" fo:font-weight="normal" style:letter-kerning="true" style:font-name-asian="Droid Sans Fallback" style:font-size-asian="10.5pt" style:font-style-asian="italic" style:font-weight-asian="normal" style:font-name-complex="FreeSans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italic" fo:text-shadow="none" style:text-underline-style="none" fo:font-weight="bold" style:letter-kerning="true" style:font-name-asian="Droid Sans Fallback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0pt" fo:font-style="normal" fo:text-shadow="none" style:text-underline-style="solid" style:text-underline-width="auto" style:text-underline-color="font-color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111111" loext:opacity="100%" style:text-outline="false" style:text-line-through-style="none" style:text-line-through-type="none" style:font-name="Ubuntu Medium" fo:font-size="10.5pt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111111" loext:opacity="100%" style:text-outline="false" style:text-line-through-style="none" style:text-line-through-type="none" style:font-name="Ubuntu Medium" fo:font-size="10pt" fo:font-style="normal" fo:text-shadow="none" style:text-underline-style="none" fo:font-weight="normal" style:letter-kerning="true" fo:background-color="transparent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111111" loext:opacity="100%" style:text-outline="false" style:text-line-through-style="none" style:text-line-through-type="none" style:font-name="Merriweather1" fo:font-size="10pt" fo:font-style="normal" fo:text-shadow="none" style:text-underline-style="none" fo:font-weight="normal" style:letter-kerning="true" fo:background-color="transparent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111111" loext:opacity="100%" style:text-outline="false" style:text-line-through-style="none" style:text-line-through-type="none" style:font-name="Merriweather1" fo:font-size="10pt" fo:font-style="italic" fo:text-shadow="none" style:text-underline-style="none" fo:font-weight="normal" style:letter-kerning="true" fo:background-color="transparent" style:font-name-asian="Droid Sans Fallback" style:font-size-asian="10.5pt" style:font-style-asian="italic" style:font-weight-asian="normal" style:font-name-complex="FreeSans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color="#111111" loext:opacity="100%" style:font-name="Merriweather1" fo:font-size="10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54" style:family="text">
      <style:text-properties fo:color="#111111" loext:opacity="100%" style:font-name="Merriweather1" fo:font-size="10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T55" style:family="text">
      <style:text-properties fo:color="#111111" loext:opacity="100%" style:font-name="Merriweather1" fo:font-size="10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56" style:family="text">
      <style:text-properties fo:color="#111111" loext:opacity="100%" style:font-name="Ubuntu Medium" fo:font-size="10.5pt" fo:font-weight="normal" style:font-size-asian="11pt" style:font-weight-asian="normal" style:font-size-complex="11pt" style:font-weight-complex="normal"/>
    </style:style>
    <style:style style:name="T57" style:family="text">
      <style:text-properties fo:color="#111111" loext:opacity="100%" style:font-name="Ubuntu Medium" fo:font-size="10pt" fo:font-weight="normal" style:font-size-asian="10.5pt" style:font-weight-asian="normal" style:font-size-complex="10.5pt" style:font-weight-complex="normal"/>
    </style:style>
    <style:style style:name="T58" style:family="text">
      <style:text-properties fo:color="#111111" loext:opacity="100%" style:font-name="Merriweather" fo:font-size="10pt" fo:font-weight="normal" style:font-size-asian="10.5pt" style:font-weight-asian="normal" style:font-size-complex="10.5pt" style:font-weight-complex="normal"/>
    </style:style>
    <style:style style:name="T59" style:family="text">
      <style:text-properties fo:color="#111111" loext:opacity="100%" style:font-name="Merriweather1" fo:font-size="10pt" fo:font-weight="normal" style:font-size-asian="10.5pt" style:font-weight-asian="normal" style:font-size-complex="10.5pt" style:font-weight-complex="normal"/>
    </style:style>
    <style:style style:name="T60" style:family="text">
      <style:text-properties fo:color="#111111" loext:opacity="100%" style:font-name="Merriweather" fo:font-size="11pt" fo:font-weight="bold" style:font-size-asian="11pt" style:font-weight-asian="bold" style:font-size-complex="11pt" style:font-weight-complex="bold"/>
    </style:style>
    <style:style style:name="T61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style:font-name-asian="Droid Sans Fallback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color="#111111" loext:opacity="100%" style:font-name="Merriweath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63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808080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style:font-name-asian="Droid Sans Fallback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color="#111111" loext:opacity="100%"/>
    </style:style>
    <style:style style:name="T67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9pt" fo:letter-spacing="0.046cm" fo:font-style="normal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333333" loext:opacity="100%" style:text-outline="false" style:text-line-through-style="none" style:text-line-through-type="none" style:font-name="Fantasque iCursive Dk" fo:font-size="11pt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333333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808080" loext:opacity="100%" style:text-outline="false" style:text-line-through-style="none" style:text-line-through-type="none" style:font-name="Merriweather" fo:font-size="9pt" fo:font-style="italic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808080" loext:opacity="100%" style:text-outline="false" style:text-line-through-style="none" style:text-line-through-type="none" style:font-name="Merriweather" fo:font-size="10.5pt" fo:font-style="italic" fo:text-shadow="none" style:text-underline-style="none" fo:font-weight="normal" style:letter-kerning="true" style:font-name-asian="Droid Sans Fallback" style:font-size-asian="10.5pt" style:font-style-asian="italic" style:font-weight-asian="normal" style:font-name-complex="FreeSans" style:font-size-complex="10.5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 1" draw:style-name="dp1" draw:master-page-name="Default">
        <draw:frame draw:style-name="gr1" draw:text-style-name="P2" draw:layer="layout" svg:width="2.597cm" svg:height="0.535cm" svg:x="0.797cm" svg:y="3.301cm">
          <draw:text-box>
            <text:p text:style-name="P1"><text:span text:style-name="T1">Summary</text:span></text:p>
          </draw:text-box>
        </draw:frame>
        <draw:frame draw:style-name="gr2" draw:text-style-name="P4" draw:layer="layout" svg:width="7.449cm" svg:height="0.919cm" svg:x="0.82cm" svg:y="2.101cm">
          <draw:text-box>
            <text:p text:style-name="P3"><text:span text:style-name="T2">Software Engineer </text:span><text:span text:style-name="T3">(Frontend developer)</text:span></text:p>
          </draw:text-box>
        </draw:frame>
        <draw:frame draw:style-name="gr3" draw:text-style-name="P6" draw:layer="layout" svg:width="3.775cm" svg:height="0.674cm" svg:x="1.138cm" svg:y="0.376cm">
          <draw:text-box>
            <text:p text:style-name="P5"><text:span text:style-name="T4">Cairo, Egypt</text:span></text:p>
          </draw:text-box>
        </draw:frame>
        <draw:frame draw:style-name="gr4" draw:text-style-name="P8" draw:layer="layout" svg:width="2.605cm" svg:height="0.674cm" svg:x="13.212cm" svg:y="0.407cm">
          <draw:text-box>
            <text:p text:style-name="P7"><text:span text:style-name="T5"><text:a xlink:href="https://www.linkedin.com/in/salihcodev" xlink:type="simple">linkedIn</text:a></text:span></text:p>
          </draw:text-box>
        </draw:frame>
        <draw:frame draw:style-name="gr3" draw:text-style-name="P9" draw:layer="layout" svg:width="5.461cm" svg:height="0.674cm" svg:x="4.237cm" svg:y="0.373cm">
          <draw:text-box>
            <text:p><text:span text:style-name="T6"><text:a xlink:href="mailto:ahmedsalihdev@gmail.com" xlink:type="simple">ahmedsalihdev@gmail.com</text:a></text:span></text:p>
          </draw:text-box>
        </draw:frame>
        <draw:frame draw:style-name="gr5" draw:text-style-name="P10" draw:layer="layout" svg:width="2.284cm" svg:height="0.674cm" svg:x="15.466cm" svg:y="0.396cm">
          <draw:text-box>
            <text:p text:style-name="P7"><text:span text:style-name="T7"><text:a xlink:href="https://github.com/salihcodev" xlink:type="simple">github</text:a></text:span></text:p>
          </draw:text-box>
        </draw:frame>
        <draw:frame draw:style-name="gr6" draw:text-style-name="P10" draw:layer="layout" svg:width="2.328cm" svg:height="0.674cm" svg:x="18.322cm" svg:y="0.413cm">
          <draw:text-box>
            <text:p text:style-name="P7"><text:span text:style-name="T7"><text:a xlink:href="https://salih.netlify.app/me" xlink:type="simple">website</text:a></text:span></text:p>
          </draw:text-box>
        </draw:frame>
        <draw:frame draw:style-name="gr7" draw:text-style-name="P12" draw:layer="layout" svg:width="8.961cm" svg:height="1.699cm" svg:x="0.822cm" svg:y="0.955cm">
          <draw:text-box>
            <text:p text:style-name="P11"><text:span text:style-name="T8">Ahmad</text:span><text:span text:style-name="T9"> Salih</text:span></text:p>
          </draw:text-box>
        </draw:frame>
        <draw:frame draw:style-name="gr8" draw:text-style-name="P13" draw:layer="layout" svg:width="2.918cm" svg:height="0.746cm" svg:x="0.793cm" svg:y="2.867cm">
          <draw:text-box>
            <text:p><text:span text:style-name="T10">About Me <text:s/></text:span></text:p>
          </draw:text-box>
        </draw:frame>
        <draw:frame draw:style-name="gr9" draw:text-style-name="P14" draw:layer="layout" svg:width="0.746cm" svg:height="0.746cm" svg:x="0.274cm" svg:y="0.252cm">
          <draw:image xlink:href="Pictures/10000EFC0000754A0000754AC0FF780289D0175B.svg" xlink:type="simple" xlink:show="embed" xlink:actuate="onLoad" draw:mime-type="image/svg+xml">
            <text:p/>
          </draw:image>
          <draw:image xlink:href="Pictures/10000001000002C3000002C30C32663922FF5287.png" xlink:type="simple" xlink:show="embed" xlink:actuate="onLoad" draw:mime-type="image/png"/>
        </draw:frame>
        <draw:frame draw:style-name="gr3" draw:text-style-name="P15" draw:layer="layout" svg:width="3.775cm" svg:height="0.674cm" svg:x="9.606cm" svg:y="0.381cm">
          <draw:text-box>
            <text:p text:style-name="P5"><text:span text:style-name="T11"><text:a xlink:href="tel:+20%201096477631" xlink:type="simple">+20 1096477631</text:a></text:span></text:p>
          </draw:text-box>
        </draw:frame>
        <draw:frame draw:style-name="gr10" draw:text-style-name="P16" draw:layer="layout" svg:width="0.457cm" svg:height="0.457cm" svg:x="18.022cm" svg:y="0.542cm">
          <draw:image xlink:href="Pictures/100001DC000004A7000004A72B993E0616711901.svg" xlink:type="simple" xlink:show="embed" xlink:actuate="onLoad" draw:mime-type="image/svg+xml">
            <text:p text:style-name="P11"><text:span text:style-name="T12"><text:s/></text:span></text:p>
          </draw:image>
          <draw:image xlink:href="Pictures/100000010000002D0000002D1A1D944D13FAC6BA.png" xlink:type="simple" xlink:show="embed" xlink:actuate="onLoad" draw:mime-type="image/png"/>
        </draw:frame>
        <draw:line draw:style-name="gr11" draw:text-style-name="P17" draw:layer="layout" svg:x1="6.251cm" svg:y1="8.254cm" svg:x2="20.367cm" svg:y2="8.254cm">
          <text:p/>
        </draw:line>
        <draw:frame draw:style-name="gr12" draw:text-style-name="P18" draw:layer="layout" svg:width="2.948cm" svg:height="0.64cm" svg:x="0.763cm" svg:y="8.255cm">
          <draw:text-box>
            <text:p text:style-name="P1"><text:span text:style-name="T13">Projects</text:span></text:p>
          </draw:text-box>
        </draw:frame>
        <draw:frame draw:style-name="gr8" draw:text-style-name="P13" draw:layer="layout" svg:width="5.933cm" svg:height="0.746cm" svg:x="0.718cm" svg:y="7.804cm">
          <draw:text-box>
            <text:p><text:span text:style-name="T10">Technical </text:span><text:span text:style-name="T10">Experience</text:span></text:p>
          </draw:text-box>
        </draw:frame>
        <draw:frame draw:style-name="gr13" draw:text-style-name="P20" draw:layer="layout" svg:width="18.771cm" svg:height="0.742cm" svg:x="1.144cm" svg:y="9.866cm">
          <draw:text-box>
            <text:p text:style-name="P19"><text:span text:style-name="T14">A</text:span><text:span text:style-name="T14"> </text:span><text:span text:style-name="T14">P</text:span><text:span text:style-name="T14">l</text:span><text:span text:style-name="T14">a</text:span><text:span text:style-name="T14">t</text:span><text:span text:style-name="T14">f</text:span><text:span text:style-name="T14">o</text:span><text:span text:style-name="T14">r</text:span><text:span text:style-name="T14">m</text:span><text:span text:style-name="T14"> </text:span><text:span text:style-name="T14">t</text:span><text:span text:style-name="T14">h</text:span><text:span text:style-name="T14">a</text:span><text:span text:style-name="T14">t </text:span><text:span text:style-name="T14">h</text:span><text:span text:style-name="T14">e</text:span><text:span text:style-name="T14">l</text:span><text:span text:style-name="T14">p</text:span><text:span text:style-name="T14">s </text:span><text:span text:style-name="T14">p</text:span><text:span text:style-name="T14">e</text:span><text:span text:style-name="T14">o</text:span><text:span text:style-name="T14">p</text:span><text:span text:style-name="T14">l</text:span><text:span text:style-name="T14">e</text:span><text:span text:style-name="T14"> </text:span><text:span text:style-name="T14">t</text:span><text:span text:style-name="T14">o</text:span><text:span text:style-name="T14"> </text:span><text:span text:style-name="T14">s</text:span><text:span text:style-name="T14">e</text:span><text:span text:style-name="T14">l</text:span><text:span text:style-name="T14">l </text:span><text:span text:style-name="T14">t</text:span><text:span text:style-name="T14">h</text:span><text:span text:style-name="T14">e</text:span><text:span text:style-name="T14">i</text:span><text:span text:style-name="T14">r </text:span><text:span text:style-name="T14">p</text:span><text:span text:style-name="T14">r</text:span><text:span text:style-name="T14">o</text:span><text:span text:style-name="T14">d</text:span><text:span text:style-name="T14">u</text:span><text:span text:style-name="T14">c</text:span><text:span text:style-name="T14">t</text:span><text:span text:style-name="T14">s </text:span><text:span text:style-name="T14">o</text:span><text:span text:style-name="T14">n</text:span><text:span text:style-name="T14">l</text:span><text:span text:style-name="T14">i</text:span><text:span text:style-name="T14">n</text:span><text:span text:style-name="T14">e</text:span><text:span text:style-name="T14">.</text:span></text:p>
          </draw:text-box>
        </draw:frame>
        <draw:frame draw:style-name="gr14" draw:text-style-name="P22" draw:layer="layout" svg:width="18.72cm" svg:height="0.696cm" svg:x="1.185cm" svg:y="11.148cm">
          <draw:text-box>
            <text:list text:style-name="L2">
              <text:list-item>
                <text:p text:style-name="P21"><text:span text:style-name="T15">Achieved </text:span><text:span text:style-name="T16">authorizing</text:span><text:span text:style-name="T15">/</text:span><text:span text:style-name="T16">a</text:span><text:span text:style-name="T16">uthenticating</text:span><text:span text:style-name="T15"> </text:span><text:span text:style-name="T15">for users.</text:span></text:p>
              </text:list-item>
            </text:list>
          </draw:text-box>
        </draw:frame>
        <draw:a xlink:href="https://github.com/salihcodev/fullcart" xlink:type="simple" xlink:show="embed">
          <draw:frame draw:style-name="gr15" draw:text-style-name="P23" draw:layer="layout" svg:width="13.135cm" svg:height="0.725cm" svg:x="0.982cm" svg:y="9.344cm">
            <draw:text-box>
              <text:p text:style-name="P21"><text:span text:style-name="T17"><text:a xlink:href="https://github.com/salihcodev/fullcart" xlink:type="simple">https://github.com/salihcodev/fullcart</text:a></text:span></text:p>
            </draw:text-box>
          </draw:frame>
        </draw:a>
        <draw:frame draw:style-name="gr16" draw:text-style-name="P24" draw:layer="layout" svg:width="2.51cm" svg:height="0.835cm" svg:x="0.757cm" svg:y="8.645cm">
          <draw:text-box>
            <text:p text:style-name="P19"><text:span text:style-name="T18"><text:a xlink:href="https://fullcart.netlify.app/" xlink:type="simple">Fullcart</text:a></text:span></text:p>
          </draw:text-box>
        </draw:frame>
        <draw:frame draw:style-name="gr17" draw:text-style-name="P22" draw:layer="layout" svg:width="18.72cm" svg:height="0.696cm" svg:x="1.185cm" svg:y="12.572cm">
          <draw:text-box>
            <text:list text:style-name="L2">
              <text:list-item>
                <text:p text:style-name="P21"><text:span text:style-name="T15">Imple</text:span><text:span text:style-name="T15">mente</text:span><text:span text:style-name="T15">d a </text:span><text:span text:style-name="T19">fully </text:span><text:span text:style-name="T19">functio</text:span><text:span text:style-name="T19">nal</text:span><text:span text:style-name="T16"> </text:span><text:span text:style-name="T16">dashbo</text:span><text:span text:style-name="T16">ard</text:span><text:span text:style-name="T15"> to </text:span><text:span text:style-name="T15">make </text:span><text:span text:style-name="T15">every </text:span><text:span text:style-name="T15">supplie</text:span><text:span text:style-name="T15">r </text:span><text:span text:style-name="T20">manag</text:span><text:span text:style-name="T20">e</text:span><text:span text:style-name="T15"> their </text:span><text:span text:style-name="T15">produc</text:span><text:span text:style-name="T15">ts.</text:span></text:p>
              </text:list-item>
            </text:list>
          </draw:text-box>
        </draw:frame>
        <draw:frame draw:style-name="gr18" draw:text-style-name="P22" draw:layer="layout" svg:width="18.72cm" svg:height="0.696cm" svg:x="1.185cm" svg:y="13.952cm">
          <draw:text-box>
            <text:list text:style-name="L2">
              <text:list-item>
                <text:p text:style-name="P21"><text:span text:style-name="T15">Cart, </text:span><text:span text:style-name="T15">wish </text:span><text:span text:style-name="T15">list </text:span><text:span text:style-name="T15">and </text:span><text:span text:style-name="T15">check</text:span><text:span text:style-name="T15">out </text:span><text:span text:style-name="T15">page.</text:span></text:p>
              </text:list-item>
            </text:list>
          </draw:text-box>
        </draw:frame>
        <draw:frame draw:style-name="gr19" draw:text-style-name="P22" draw:layer="layout" svg:width="18.72cm" svg:height="0.696cm" svg:x="1.185cm" svg:y="15.452cm">
          <draw:text-box>
            <text:list text:style-name="L2">
              <text:list-item>
                <text:p text:style-name="P21"><text:span text:style-name="T21">Built single product page </text:span><text:span text:style-name="T21">that contains </text:span><text:span text:style-name="T16">full details, </text:span><text:span text:style-name="T16">reviews (categorized </text:span><text:span text:style-name="T16">reviews), and basic </text:span><text:span text:style-name="T16">supplier info</text:span><text:span text:style-name="T21">.</text:span></text:p>
              </text:list-item>
            </text:list>
          </draw:text-box>
        </draw:frame>
        <draw:frame draw:style-name="gr20" draw:text-style-name="P22" draw:layer="layout" svg:width="18.72cm" svg:height="0.696cm" svg:x="1.185cm" svg:y="11.648cm">
          <draw:text-box>
            <text:list text:style-name="L2">
              <text:list-item>
                <text:p text:style-name="P21"><text:span text:style-name="T22">Built </text:span><text:span text:style-name="T23">role</text:span><text:span text:style-name="T22"> </text:span><text:span text:style-name="T22">system </text:span><text:span text:style-name="T22">for the </text:span><text:span text:style-name="T22">users’ </text:span><text:span text:style-name="T24">custome</text:span><text:span text:style-name="T24">rs/suppli</text:span><text:span text:style-name="T24">ers</text:span></text:p>
              </text:list-item>
            </text:list>
          </draw:text-box>
        </draw:frame>
        <draw:frame draw:style-name="gr21" draw:text-style-name="P25" draw:layer="layout" svg:width="19.541cm" svg:height="2.896cm" svg:x="0.826cm" svg:y="3.719cm">
          <draw:text-box>
            <text:p text:style-name="P21"><text:span text:style-name="T25">Ahmad is experienced frontend developer with a strong background in </text:span><text:span text:style-name="T26">ReactJS</text:span><text:span text:style-name="T25"> and modern</text:span></text:p>
            <text:p text:style-name="P21"><text:span text:style-name="T25">web development technologies. Proficient in technologies such as </text:span><text:span text:style-name="T26">ES6+ (Typescript)</text:span><text:span text:style-name="T25">, </text:span><text:span text:style-name="T26">GatsbyJS</text:span><text:span text:style-name="T25">, </text:span><text:span text:style-name="T26">Pug/Jade</text:span><text:span text:style-name="T25">, </text:span><text:span text:style-name="T26">Sass</text:span><text:span text:style-name="T25">, </text:span><text:span text:style-name="T26">Webpack</text:span><text:span text:style-name="T25">, </text:span><text:span text:style-name="T26">Vite</text:span><text:span text:style-name="T27">,</text:span><text:span text:style-name="T25"> and much more. Also Experienced in Backend technologies like </text:span><text:span text:style-name="T26">NodeJS</text:span><text:span text:style-name="T25">, </text:span><text:span text:style-name="T26">ExpressJS</text:span><text:span text:style-name="T25">, </text:span><text:span text:style-name="T26">MongoDB</text:span><text:span text:style-name="T25">, </text:span><text:span text:style-name="T26">SQL</text:span><text:span text:style-name="T25">, </text:span><text:span text:style-name="T26">Postgresql</text:span><text:span text:style-name="T25">. And he has hands-on building CI/CD pipelines with </text:span><text:span text:style-name="T26">Docker</text:span><text:span text:style-name="T25"> and tools such as Circle CI, Travis CI, and GitHub Actions.</text:span></text:p>
          </draw:text-box>
        </draw:frame>
        <draw:frame draw:style-name="gr22" draw:text-style-name="P26" draw:layer="layout" svg:width="5.448cm" svg:height="0.696cm" svg:x="3.408cm" svg:y="8.722cm">
          <draw:text-box>
            <text:p text:style-name="P19"><text:span text:style-name="T28">( e Commercial </text:span><text:span text:style-name="T28">platform</text:span><text:span text:style-name="T29">)</text:span></text:p>
          </draw:text-box>
        </draw:frame>
        <draw:frame draw:style-name="gr23" draw:text-style-name="P27" draw:layer="layout" svg:width="5.448cm" svg:height="0.742cm" svg:x="1.156cm" svg:y="10.548cm">
          <draw:text-box>
            <text:p text:style-name="P19"><text:span text:style-name="T30"><text:s/></text:span><text:span text:style-name="T30">Key features :</text:span></text:p>
          </draw:text-box>
        </draw:frame>
        <draw:frame draw:style-name="gr24" draw:text-style-name="P22" draw:layer="layout" svg:width="18.72cm" svg:height="0.696cm" svg:x="1.185cm" svg:y="14.452cm">
          <draw:text-box>
            <text:list text:style-name="L2">
              <text:list-item>
                <text:p text:style-name="P21"><text:span text:style-name="T15">Dev</text:span><text:span text:style-name="T15">elop</text:span><text:span text:style-name="T15">ed a </text:span><text:span text:style-name="T15">noti</text:span><text:span text:style-name="T15">ficat</text:span><text:span text:style-name="T15">ions </text:span><text:span text:style-name="T15">syst</text:span><text:span text:style-name="T15">em </text:span><text:span text:style-name="T15">to </text:span><text:span text:style-name="T15">resp</text:span><text:span text:style-name="T15">ond </text:span><text:span text:style-name="T15">to </text:span><text:span text:style-name="T15">orde</text:span><text:span text:style-name="T15">rs </text:span><text:span text:style-name="T15">and </text:span><text:span text:style-name="T15">anyt</text:span><text:span text:style-name="T15">hin</text:span><text:span text:style-name="T15">g </text:span><text:span text:style-name="T15">else </text:span><text:span text:style-name="T15">that </text:span><text:span text:style-name="T15">sho</text:span><text:span text:style-name="T15">uld </text:span><text:span text:style-name="T15">be </text:span><text:span text:style-name="T15">noti</text:span><text:span text:style-name="T15">fied. </text:span><text:span text:style-name="T15"><text:s text:c="2"/></text:span><text:span text:style-name="T31">WIP</text:span></text:p>
              </text:list-item>
            </text:list>
          </draw:text-box>
        </draw:frame>
        <draw:frame draw:style-name="gr25" draw:text-style-name="P22" draw:layer="layout" svg:width="18.72cm" svg:height="0.696cm" svg:x="1.185cm" svg:y="14.952cm">
          <draw:text-box>
            <text:list text:style-name="L2">
              <text:list-item>
                <text:p text:style-name="P19"><text:span text:style-name="T22">Chat to keep in touch with your order. <text:s text:c="2"/></text:span><text:span text:style-name="T31">WIP</text:span></text:p>
              </text:list-item>
            </text:list>
          </draw:text-box>
        </draw:frame>
        <draw:frame draw:style-name="gr26" draw:text-style-name="P22" draw:layer="layout" svg:width="18.72cm" svg:height="0.696cm" svg:x="1.185cm" svg:y="13.496cm">
          <draw:text-box>
            <text:list text:style-name="L2">
              <text:list-item>
                <text:p text:style-name="P21"><text:span text:style-name="T15">A </text:span><text:span text:style-name="T16">pre-Made</text:span><text:span text:style-name="T15"> supplier </text:span><text:span text:style-name="T20">profile </text:span><text:span text:style-name="T15">and represented as </text:span><text:span text:style-name="T20">‘the company website’.</text:span></text:p>
              </text:list-item>
            </text:list>
          </draw:text-box>
        </draw:frame>
        <draw:frame draw:style-name="gr27" draw:text-style-name="P22" draw:layer="layout" svg:width="18.72cm" svg:height="0.696cm" svg:x="1.185cm" svg:y="13.035cm">
          <draw:text-box>
            <text:list text:style-name="L2">
              <text:list-item>
                <text:p text:style-name="P19"><text:span text:style-name="T15">Shop page that has </text:span><text:span text:style-name="T16">popular </text:span><text:span text:style-name="T15">products and </text:span><text:span text:style-name="T16">suggestions </text:span><text:span text:style-name="T32">for the customer </text:span><text:span text:style-name="T16">(recommendations)</text:span><text:span text:style-name="T32">.</text:span></text:p>
              </text:list-item>
            </text:list>
          </draw:text-box>
        </draw:frame>
        <draw:frame draw:style-name="gr28" draw:text-style-name="P22" draw:layer="layout" svg:width="18.72cm" svg:height="0.696cm" svg:x="1.184cm" svg:y="12.095cm">
          <draw:text-box>
            <text:list text:style-name="L2">
              <text:list-item>
                <text:p text:style-name="P21"><text:span text:style-name="T21">A Hot list for </text:span><text:span text:style-name="T19">searching</text:span><text:span text:style-name="T21"> whole products Also </text:span><text:span text:style-name="T16">shows suggestions</text:span><text:span text:style-name="T21"> about trending searches.</text:span></text:p>
              </text:list-item>
            </text:list>
          </draw:text-box>
        </draw:frame>
        <draw:frame draw:style-name="gr29" draw:text-style-name="P28" draw:layer="layout" svg:width="20.221cm" svg:height="1.309cm" svg:x="0.854cm" svg:y="6.57cm">
          <draw:text-box>
            <text:p text:style-name="P19"><text:span text:style-name="T25">Now he is looking for a challenging role, Where he can </text:span><text:span text:style-name="T33">utilize</text:span><text:span text:style-name="T25"> his skills and continue </text:span></text:p>
            <text:p text:style-name="P19"><text:span text:style-name="T25">learning and growing as a developer.</text:span></text:p>
          </draw:text-box>
        </draw:frame>
        <draw:frame draw:style-name="gr30" draw:text-style-name="P29" draw:layer="layout" svg:width="13.431cm" svg:height="0.823cm" svg:x="1.811cm" svg:y="17.757cm">
          <draw:text-box>
            <text:p><text:span text:style-name="T34"><text:a xlink:href="https://www.coursera.org/specializations/software-design-architecture" xlink:type="simple">Software Design and Architecture Specialization</text:a></text:span></text:p>
          </draw:text-box>
        </draw:frame>
        <draw:frame draw:style-name="gr31" draw:text-style-name="P30" draw:layer="layout" svg:width="6.666cm" svg:height="0.657cm" svg:x="2.117cm" svg:y="18.262cm">
          <draw:text-box>
            <text:p text:style-name="P21"><text:span text:style-name="T35">Object-Oriented Design</text:span></text:p>
          </draw:text-box>
        </draw:frame>
        <draw:line draw:style-name="gr11" draw:text-style-name="P31" draw:layer="layout" svg:x1="3.91cm" svg:y1="17.266cm" svg:x2="20.367cm" svg:y2="17.276cm">
          <text:p/>
        </draw:line>
        <draw:frame draw:style-name="gr32" draw:text-style-name="P32" draw:layer="layout" svg:width="3.686cm" svg:height="0.633cm" svg:x="0.66cm" svg:y="17.298cm">
          <draw:text-box>
            <text:p text:style-name="P1"><text:span text:style-name="T36">Courses</text:span></text:p>
          </draw:text-box>
        </draw:frame>
        <draw:frame draw:style-name="gr33" draw:text-style-name="P33" draw:layer="layout" svg:width="4.155cm" svg:height="0.708cm" svg:x="0.656cm" svg:y="16.828cm">
          <draw:text-box>
            <text:p><text:span text:style-name="T37">Achievements</text:span></text:p>
          </draw:text-box>
        </draw:frame>
        <draw:line draw:style-name="gr34" draw:text-style-name="P34" draw:layer="layout" svg:x1="1.555cm" svg:y1="18.394cm" svg:x2="1.555cm" svg:y2="19.921cm">
          <text:p text:style-name="P11"><text:s/></text:p>
        </draw:line>
        <draw:frame draw:style-name="gr35" draw:text-style-name="P36" draw:layer="layout" svg:width="3.502cm" svg:height="0.717cm" svg:x="16.77cm" svg:y="18.273cm">
          <draw:text-box>
            <text:p text:style-name="P35"><text:span text:style-name="T38">(</text:span><text:span text:style-name="T39">Dec. <text:s/>2021)</text:span></text:p>
          </draw:text-box>
        </draw:frame>
        <draw:frame draw:style-name="gr35" draw:text-style-name="P38" draw:layer="layout" svg:width="2.338cm" svg:height="0.717cm" svg:x="11.737cm" svg:y="17.816cm">
          <draw:text-box>
            <text:p text:style-name="P37"><text:span text:style-name="T38">Coursera</text:span></text:p>
          </draw:text-box>
        </draw:frame>
        <draw:frame draw:style-name="gr31" draw:text-style-name="P30" draw:layer="layout" svg:width="6.666cm" svg:height="0.657cm" svg:x="2.117cm" svg:y="18.662cm">
          <draw:text-box>
            <text:p text:style-name="P19"><text:span text:style-name="T35">Design Patterns</text:span></text:p>
          </draw:text-box>
        </draw:frame>
        <draw:frame draw:style-name="gr35" draw:text-style-name="P36" draw:layer="layout" svg:width="3.502cm" svg:height="0.717cm" svg:x="16.77cm" svg:y="18.673cm">
          <draw:text-box>
            <text:p text:style-name="P35"><text:span text:style-name="T38">(WIP</text:span><text:span text:style-name="T39">)</text:span></text:p>
          </draw:text-box>
        </draw:frame>
        <draw:frame draw:style-name="gr31" draw:text-style-name="P30" draw:layer="layout" svg:width="6.666cm" svg:height="0.657cm" svg:x="2.117cm" svg:y="19.062cm">
          <draw:text-box>
            <text:p text:style-name="P21"><text:span text:style-name="T35">Software Architecture</text:span></text:p>
          </draw:text-box>
        </draw:frame>
        <draw:frame draw:style-name="gr35" draw:text-style-name="P36" draw:layer="layout" svg:width="3.502cm" svg:height="0.717cm" svg:x="16.77cm" svg:y="19.073cm">
          <draw:text-box>
            <text:p text:style-name="P35"><text:span text:style-name="T38">(WIP</text:span><text:span text:style-name="T39">)</text:span></text:p>
          </draw:text-box>
        </draw:frame>
        <draw:frame draw:style-name="gr31" draw:text-style-name="P30" draw:layer="layout" svg:width="6.666cm" svg:height="0.657cm" svg:x="2.117cm" svg:y="19.462cm">
          <draw:text-box>
            <text:p text:style-name="P21"><text:span text:style-name="T35">Service-Oriented Architecture</text:span></text:p>
          </draw:text-box>
        </draw:frame>
        <draw:frame draw:style-name="gr35" draw:text-style-name="P36" draw:layer="layout" svg:width="3.502cm" svg:height="0.717cm" svg:x="16.77cm" svg:y="19.473cm">
          <draw:text-box>
            <text:p text:style-name="P35"><text:span text:style-name="T38">(WIP</text:span><text:span text:style-name="T39">)</text:span></text:p>
          </draw:text-box>
        </draw:frame>
        <draw:frame draw:style-name="gr36" draw:text-style-name="P39" draw:layer="layout" svg:width="1.892cm" svg:height="0.696cm" svg:x="1.254cm" svg:y="16.182cm">
          <draw:text-box>
            <text:p text:style-name="P7"><text:span text:style-name="T40">Reactjs</text:span></text:p>
          </draw:text-box>
        </draw:frame>
        <draw:frame draw:style-name="gr36" draw:text-style-name="P40" draw:layer="layout" svg:width="2.699cm" svg:height="0.696cm" svg:x="4.192cm" svg:y="16.163cm">
          <draw:text-box>
            <text:p text:style-name="P7"><text:span text:style-name="T40">Typescript</text:span></text:p>
          </draw:text-box>
        </draw:frame>
        <draw:frame draw:style-name="gr36" draw:text-style-name="P39" draw:layer="layout" svg:width="1.766cm" svg:height="0.696cm" svg:x="2.911cm" svg:y="16.182cm">
          <draw:text-box>
            <text:p text:style-name="P7"><text:span text:style-name="T40">Redu</text:span><text:span text:style-name="T41">x</text:span></text:p>
          </draw:text-box>
        </draw:frame>
        <draw:frame draw:style-name="gr36" draw:text-style-name="P40" draw:layer="layout" svg:width="2.699cm" svg:height="0.696cm" svg:x="6.373cm" svg:y="16.186cm">
          <draw:text-box>
            <text:p text:style-name="P7"><text:span text:style-name="T40">Expressjs</text:span></text:p>
          </draw:text-box>
        </draw:frame>
        <draw:frame draw:style-name="gr36" draw:text-style-name="P41" draw:layer="layout" svg:width="2.699cm" svg:height="0.696cm" svg:x="8.432cm" svg:y="16.163cm">
          <draw:text-box>
            <text:p text:style-name="P7"><text:span text:style-name="T40">MongoDB</text:span></text:p>
          </draw:text-box>
        </draw:frame>
        <draw:frame draw:style-name="gr36" draw:text-style-name="P40" draw:layer="layout" svg:width="1.803cm" svg:height="0.696cm" svg:x="10.109cm" svg:y="16.163cm">
          <draw:text-box>
            <text:p text:style-name="P7"><text:span text:style-name="T40">Docker</text:span></text:p>
          </draw:text-box>
        </draw:frame>
        <draw:line draw:style-name="gr11" draw:text-style-name="P17" draw:layer="measurelines" svg:x1="3.184cm" svg:y1="3.308cm" svg:x2="20.367cm" svg:y2="3.308cm">
          <text:p/>
        </draw:line>
        <draw:line draw:style-name="gr11" draw:text-style-name="P31" draw:layer="layout" svg:x1="4.609cm" svg:y1="22.629cm" svg:x2="20.367cm" svg:y2="22.629cm">
          <text:p/>
        </draw:line>
        <draw:frame draw:style-name="gr37" draw:text-style-name="P32" draw:layer="layout" svg:width="5.228cm" svg:height="0.751cm" svg:x="0.664cm" svg:y="22.698cm">
          <draw:text-box>
            <text:p text:style-name="P1"><text:span text:style-name="T36">Employment</text:span></text:p>
          </draw:text-box>
        </draw:frame>
        <draw:frame draw:style-name="gr16" draw:text-style-name="P33" draw:layer="layout" svg:width="4.155cm" svg:height="0.835cm" svg:x="0.66cm" svg:y="22.208cm">
          <draw:text-box>
            <text:p><text:span text:style-name="T37">Work Experience</text:span></text:p>
          </draw:text-box>
        </draw:frame>
        <draw:frame draw:style-name="gr30" draw:text-style-name="P29" draw:layer="layout" svg:width="12.174cm" svg:height="0.823cm" svg:x="1.804cm" svg:y="19.85cm">
          <draw:text-box>
            <text:p><text:span text:style-name="T34"><text:a xlink:href="https://www.coursera.org/account/accomplishments/specialization/certificate/HYQT966DDFK6" xlink:type="simple">Programming with Google Go Specialization</text:a></text:span></text:p>
          </draw:text-box>
        </draw:frame>
        <draw:frame draw:style-name="gr31" draw:text-style-name="P30" draw:layer="layout" svg:width="6.666cm" svg:height="0.657cm" svg:x="2.11cm" svg:y="20.387cm">
          <draw:text-box>
            <text:p text:style-name="P21"><text:span text:style-name="T35"><text:a xlink:href="https://www.coursera.org/account/accomplishments/certificate/BKCFVNAFFKDN" xlink:type="simple">Getting started with go</text:a></text:span></text:p>
          </draw:text-box>
        </draw:frame>
        <draw:frame draw:style-name="gr38" draw:text-style-name="P42" draw:layer="layout" svg:width="9.188cm" svg:height="0.657cm" svg:x="2.11cm" svg:y="20.788cm">
          <draw:text-box>
            <text:p text:style-name="P19"><text:span text:style-name="T35"><text:a xlink:href="https://www.coursera.org/account/accomplishments/certificate/J5H8SCLC5ETH" xlink:type="simple">Function, methods, and interfaces in go</text:a></text:span></text:p>
          </draw:text-box>
        </draw:frame>
        <draw:frame draw:style-name="gr31" draw:text-style-name="P30" draw:layer="layout" svg:width="6.666cm" svg:height="0.657cm" svg:x="2.11cm" svg:y="21.189cm">
          <draw:text-box>
            <text:p text:style-name="P21"><text:span text:style-name="T35"><text:a xlink:href="https://www.coursera.org/account/accomplishments/certificate/W3DF8F9A7V9P" xlink:type="simple">Concurrency in go</text:a></text:span></text:p>
          </draw:text-box>
        </draw:frame>
        <draw:frame draw:style-name="gr35" draw:text-style-name="P36" draw:layer="layout" svg:width="3.502cm" svg:height="0.717cm" svg:x="16.776cm" svg:y="20.373cm">
          <draw:text-box>
            <text:p text:style-name="P43"><text:span text:style-name="T38">(</text:span><text:span text:style-name="T42">Nov. 2021)</text:span></text:p>
          </draw:text-box>
        </draw:frame>
        <draw:frame draw:style-name="gr35" draw:text-style-name="P44" draw:layer="layout" svg:width="4.059cm" svg:height="0.717cm" svg:x="16.219cm" svg:y="20.73cm">
          <draw:text-box>
            <text:p text:style-name="P43"><text:span text:style-name="T38">(Dec</text:span><text:span text:style-name="T39">. 2021)</text:span></text:p>
          </draw:text-box>
        </draw:frame>
        <draw:frame draw:style-name="gr35" draw:text-style-name="P44" draw:layer="layout" svg:width="4.059cm" svg:height="0.717cm" svg:x="16.22cm" svg:y="21.168cm">
          <draw:text-box>
            <text:p text:style-name="P35"><text:span text:style-name="T38">(Dec. </text:span><text:span text:style-name="T39">2021)</text:span></text:p>
          </draw:text-box>
        </draw:frame>
        <draw:frame draw:style-name="gr35" draw:text-style-name="P38" draw:layer="layout" svg:width="2.338cm" svg:height="0.717cm" svg:x="11.127cm" svg:y="19.913cm">
          <draw:text-box>
            <text:p text:style-name="P37"><text:span text:style-name="T38">Coursera</text:span></text:p>
          </draw:text-box>
        </draw:frame>
        <draw:frame draw:style-name="gr39" draw:text-style-name="P29" draw:layer="layout" svg:width="15.084cm" svg:height="0.742cm" svg:x="1.791cm" svg:y="21.605cm">
          <draw:text-box>
            <text:p><text:span text:style-name="T34"><text:a xlink:href="https://udemy-certificate.s3.amazonaws.com/image/UC-4110ab59-cacd-4447-9c42-b015ee9c419c.jpg" xlink:type="simple">NestJS Zero to Hero - Modern TypeScript Back-end Development</text:a></text:span></text:p>
          </draw:text-box>
        </draw:frame>
        <draw:frame draw:style-name="gr35" draw:text-style-name="P36" draw:layer="layout" svg:width="3.502cm" svg:height="0.717cm" svg:x="16.763cm" svg:y="21.645cm">
          <draw:text-box>
            <text:p text:style-name="P43"><text:span text:style-name="T38">(Jan. 2023</text:span><text:span text:style-name="T42">)</text:span></text:p>
          </draw:text-box>
        </draw:frame>
        <draw:frame draw:style-name="gr35" draw:text-style-name="P38" draw:layer="layout" svg:width="2.338cm" svg:height="0.717cm" svg:x="15.103cm" svg:y="21.638cm">
          <draw:text-box>
            <text:p text:style-name="P37"><text:span text:style-name="T38">Udemy</text:span></text:p>
          </draw:text-box>
        </draw:frame>
        <draw:custom-shape draw:style-name="gr40" draw:text-style-name="P45" draw:layer="layout" svg:width="0.175cm" svg:height="0.181cm" svg:x="1.46cm" svg:y="18.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45" draw:layer="layout" svg:width="0.175cm" svg:height="0.181cm" svg:x="1.46cm" svg:y="20.0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46" draw:layer="layout" svg:x1="1.555cm" svg:y1="20.465cm" svg:x2="1.555cm" svg:y2="21.671cm">
          <text:p/>
        </draw:line>
        <draw:custom-shape draw:style-name="gr40" draw:text-style-name="P45" draw:layer="layout" svg:width="0.175cm" svg:height="0.181cm" svg:x="1.46cm" svg:y="21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47" draw:layer="layout" svg:width="3.556cm" svg:height="0.873cm" svg:x="1.905cm" svg:y="23.172cm">
          <draw:text-box>
            <text:p><text:span text:style-name="T43">Military</text:span></text:p>
          </draw:text-box>
        </draw:frame>
        <draw:frame draw:style-name="gr35" draw:text-style-name="P48" draw:layer="layout" svg:width="5.143cm" svg:height="0.717cm" svg:x="15.287cm" svg:y="23.323cm">
          <draw:text-box>
            <text:p text:style-name="P43"><text:span text:style-name="T44">Jan – 2022 : Mar <text:s/>- 2023 </text:span></text:p>
          </draw:text-box>
        </draw:frame>
        <draw:frame draw:style-name="gr43" draw:text-style-name="P49" draw:layer="layout" svg:width="5.225cm" svg:height="0.823cm" svg:x="1.897cm" svg:y="23.975cm">
          <draw:text-box>
            <text:p text:style-name="P21"><text:span text:style-name="T45">Fullstack developer</text:span></text:p>
          </draw:text-box>
        </draw:frame>
        <draw:frame draw:style-name="gr44" draw:text-style-name="P50" draw:layer="layout" svg:width="9.256cm" svg:height="0.742cm" svg:x="4.14cm" svg:y="23.286cm">
          <draw:text-box>
            <text:p text:style-name="P19"><text:span text:style-name="T46">Military service life time</text:span></text:p>
          </draw:text-box>
        </draw:frame>
        <draw:frame draw:style-name="gr45" draw:text-style-name="P51" draw:layer="layout" svg:width="19.062cm" svg:height="1.263cm" svg:x="1.875cm" svg:y="24.59cm">
          <draw:text-box>
            <text:p text:style-name="P21"><text:span text:style-name="T47">Played full role, I built quite several projects, front&amp;back end. Most of the time I was dealing with </text:span><text:span text:style-name="T48">MSSQL server</text:span><text:span text:style-name="T47">, </text:span><text:span text:style-name="T48">Sqlite</text:span><text:span text:style-name="T47"> on top of </text:span><text:span text:style-name="T48">NodeJS</text:span><text:span text:style-name="T47">, and </text:span><text:span text:style-name="T48">Reactjs</text:span><text:span text:style-name="T47">.</text:span></text:p>
          </draw:text-box>
        </draw:frame>
        <draw:line draw:style-name="gr41" draw:text-style-name="P46" draw:layer="layout" svg:x1="1.567cm" svg:y1="23.907cm" svg:x2="1.567cm" svg:y2="29.7cm">
          <text:p/>
        </draw:line>
        <draw:custom-shape draw:style-name="gr40" draw:text-style-name="P45" draw:layer="layout" svg:width="0.175cm" svg:height="0.181cm" svg:x="1.472cm" svg:y="23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4" draw:layer="layout" svg:width="0.466cm" svg:height="0.466cm" svg:x="2.998cm" svg:y="8.819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8778D2A3DA25A93B.png" xlink:type="simple" xlink:show="embed" xlink:actuate="onLoad" draw:mime-type="image/png"/>
        </draw:frame>
        <draw:frame draw:style-name="gr9" draw:text-style-name="P14" draw:layer="layout" svg:width="0.466cm" svg:height="0.466cm" svg:x="9.424cm" svg:y="9.43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8778D2A3DA25A93B.png" xlink:type="simple" xlink:show="embed" xlink:actuate="onLoad" draw:mime-type="image/png"/>
        </draw:frame>
        <draw:frame draw:style-name="gr9" draw:text-style-name="P14" draw:layer="layout" svg:width="0.466cm" svg:height="0.466cm" svg:x="11.589cm" svg:y="17.858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8778D2A3DA25A93B.png" xlink:type="simple" xlink:show="embed" xlink:actuate="onLoad" draw:mime-type="image/png"/>
        </draw:frame>
        <draw:frame draw:style-name="gr9" draw:text-style-name="P14" draw:layer="layout" svg:width="0.466cm" svg:height="0.466cm" svg:x="10.889cm" svg:y="19.973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8778D2A3DA25A93B.png" xlink:type="simple" xlink:show="embed" xlink:actuate="onLoad" draw:mime-type="image/png"/>
        </draw:frame>
        <draw:frame draw:style-name="gr9" draw:text-style-name="P14" draw:layer="layout" svg:width="0.466cm" svg:height="0.466cm" svg:x="15.007cm" svg:y="21.724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8778D2A3DA25A93B.png" xlink:type="simple" xlink:show="embed" xlink:actuate="onLoad" draw:mime-type="image/png"/>
        </draw:frame>
        <draw:frame draw:style-name="gr46" draw:text-style-name="P52" draw:layer="layout" svg:width="18.566cm" svg:height="1.141cm" svg:x="1.967cm" svg:y="25.623cm">
          <draw:text-box>
            <text:list text:style-name="L1">
              <text:list-item>
                <text:p text:style-name="P19"><text:span text:style-name="T49">Office Archive App –</text:span><text:span text:style-name="T50"> </text:span><text:span text:style-name="T51">Worked on full functional archive can </text:span><text:span text:style-name="T52">CRUD</text:span><text:span text:style-name="T51"> fax, And view some managerial stuff also</text:span><text:span text:style-name="T53">. All that depends on </text:span><text:span text:style-name="T54">year, stage, </text:span><text:span text:style-name="T53"><text:s/>and </text:span><text:span text:style-name="T55">fax title</text:span><text:span text:style-name="T53"> or soldier </text:span><text:span text:style-name="T55">name</text:span><text:span text:style-name="T53">.</text:span></text:p>
              </text:list-item>
            </text:list>
          </draw:text-box>
        </draw:frame>
        <draw:frame draw:style-name="gr36" draw:text-style-name="P52" draw:layer="layout" svg:width="18.566cm" svg:height="0.696cm" svg:x="1.967cm" svg:y="28.5cm">
          <draw:text-box>
            <text:list text:style-name="L1">
              <text:list-item>
                <text:p text:style-name="P19"><text:span text:style-name="T49">Interview Panel –</text:span><text:span text:style-name="T50"> </text:span><text:span text:style-name="T51">Built a dashboard to </text:span><text:span text:style-name="T52">View, Collect, <text:s/>Edit, </text:span><text:span text:style-name="T51">and </text:span><text:span text:style-name="T52">Delete </text:span><text:span text:style-name="T53">soldier profile.</text:span></text:p>
              </text:list-item>
            </text:list>
          </draw:text-box>
        </draw:frame>
        <draw:frame draw:style-name="gr46" draw:text-style-name="P52" draw:layer="layout" svg:width="18.566cm" svg:height="1.141cm" svg:x="1.967cm" svg:y="27.538cm">
          <draw:text-box>
            <text:list text:style-name="L1">
              <text:list-item>
                <text:p text:style-name="P21"><text:span text:style-name="T56">Solider Examiner –</text:span><text:span text:style-name="T57"> </text:span><text:span text:style-name="T58">Rebuilt</text:span><text:span text:style-name="T59"> exam app, which has questions that helps to measure Psychological, Sexual, and religious deviations.</text:span></text:p>
              </text:list-item>
            </text:list>
          </draw:text-box>
        </draw:frame>
        <draw:frame draw:style-name="gr46" draw:text-style-name="P52" draw:layer="layout" svg:width="18.566cm" svg:height="1.141cm" svg:x="1.967cm" svg:y="26.559cm">
          <draw:text-box>
            <text:list text:style-name="L1">
              <text:list-item>
                <text:p text:style-name="P21"><text:span text:style-name="T56">Leader Assistant –</text:span><text:span text:style-name="T57"> </text:span><text:span text:style-name="T59">Developed an app helps the leader to assign orders, track requests, and can response back for requests </text:span><text:span text:style-name="T55">approve</text:span><text:span text:style-name="T59">, </text:span><text:span text:style-name="T55">wait</text:span><text:span text:style-name="T59"> or just </text:span><text:span text:style-name="T55">delete</text:span><text:span text:style-name="T59"> it quitely.</text:span></text:p>
              </text:list-item>
            </text:list>
          </draw:text-box>
        </draw:frame>
      </draw:page>
      <draw:page draw:name="page2" draw:style-name="dp1" draw:master-page-name="Default">
        <draw:frame draw:style-name="gr47" draw:text-style-name="P47" draw:layer="layout" svg:width="8.388cm" svg:height="0.78cm" svg:x="1.158cm" svg:y="4.246cm">
          <draw:text-box>
            <text:p><text:span text:style-name="T60">UNIVERSITY OF SADAT CITY</text:span></text:p>
          </draw:text-box>
        </draw:frame>
        <draw:frame draw:style-name="gr48" draw:text-style-name="P53" draw:layer="layout" svg:width="3.031cm" svg:height="0.742cm" svg:x="1.448cm" svg:y="5.447cm">
          <draw:text-box>
            <text:p text:style-name="P21"><text:span text:style-name="T61">Law student</text:span></text:p>
          </draw:text-box>
        </draw:frame>
        <draw:frame draw:style-name="gr31" draw:text-style-name="P54" draw:layer="layout" svg:width="4.145cm" svg:height="0.657cm" svg:x="1.464cm" svg:y="4.831cm">
          <draw:text-box>
            <text:p text:style-name="P21"><text:span text:style-name="T17"><text:a xlink:href="http://law.usc.edu.eg/ar" xlink:type="simple">law.usc.edu.eg/ar</text:a></text:span></text:p>
          </draw:text-box>
        </draw:frame>
        <draw:line draw:style-name="gr11" draw:text-style-name="P31" draw:layer="layout" svg:x1="3.237cm" svg:y1="3.57cm" svg:x2="20.367cm" svg:y2="3.57cm">
          <text:p/>
        </draw:line>
        <draw:frame draw:style-name="gr16" draw:text-style-name="P33" draw:layer="layout" svg:width="4.155cm" svg:height="0.835cm" svg:x="0.698cm" svg:y="3.117cm">
          <draw:text-box>
            <text:p><text:span text:style-name="T37">Education</text:span></text:p>
          </draw:text-box>
        </draw:frame>
        <draw:frame draw:style-name="gr35" draw:text-style-name="P48" draw:layer="layout" svg:width="3.502cm" svg:height="0.717cm" svg:x="16.702cm" svg:y="4.285cm">
          <draw:text-box>
            <text:p text:style-name="P43"><text:span text:style-name="T44">2017 - 2021</text:span></text:p>
          </draw:text-box>
        </draw:frame>
        <draw:frame draw:style-name="gr37" draw:text-style-name="P32" draw:layer="layout" svg:width="2.431cm" svg:height="0.751cm" svg:x="0.691cm" svg:y="3.575cm">
          <draw:text-box>
            <text:p text:style-name="P1"><text:span text:style-name="T36">Academic</text:span></text:p>
          </draw:text-box>
        </draw:frame>
        <draw:frame draw:style-name="gr49" draw:text-style-name="P55" draw:layer="layout" svg:width="7.385cm" svg:height="0.742cm" svg:x="1.012cm" svg:y="6.939cm">
          <draw:text-box>
            <text:p text:style-name="P21"><text:span text:style-name="T62">Languages:</text:span></text:p>
          </draw:text-box>
        </draw:frame>
        <draw:frame draw:style-name="gr50" draw:text-style-name="P56" draw:layer="layout" svg:width="8.182cm" svg:height="0.742cm" svg:x="1.717cm" svg:y="7.536cm">
          <draw:text-box>
            <text:p text:style-name="P21"><text:span text:style-name="T63">Arabic <text:s text:c="2"/></text:span><text:span text:style-name="T61">native</text:span></text:p>
          </draw:text-box>
        </draw:frame>
        <draw:frame draw:style-name="gr51" draw:text-style-name="P56" draw:layer="layout" svg:width="8.436cm" svg:height="0.742cm" svg:x="1.712cm" svg:y="8.139cm">
          <draw:text-box>
            <text:p text:style-name="P21"><text:span text:style-name="T64">English <text:s/></text:span><text:span text:style-name="T65">B2</text:span></text:p>
          </draw:text-box>
        </draw:frame>
        <draw:frame draw:style-name="gr52" draw:text-style-name="P56" draw:layer="layout" svg:width="7.674cm" svg:height="0.742cm" svg:x="1.712cm" svg:y="8.739cm">
          <draw:text-box>
            <text:p text:style-name="P21"><text:span text:style-name="T64">Deutsch <text:s text:c="2"/></text:span><text:span text:style-name="T65">A2</text:span></text:p>
          </draw:text-box>
        </draw:frame>
        <draw:frame draw:style-name="gr53" draw:text-style-name="P55" draw:layer="layout" svg:width="6.876cm" svg:height="0.742cm" svg:x="1.012cm" svg:y="9.339cm">
          <draw:text-box>
            <text:p text:style-name="P21"><text:span text:style-name="T62">More useful links:</text:span></text:p>
          </draw:text-box>
        </draw:frame>
        <draw:line draw:style-name="gr54" draw:text-style-name="P57" draw:layer="layout" svg:x1="2.504cm" svg:y1="6.425cm" svg:x2="20.367cm" svg:y2="6.425cm">
          <text:p text:style-name="P11"><text:span text:style-name="T66"><text:s/></text:span></text:p>
        </draw:line>
        <draw:frame draw:style-name="gr55" draw:text-style-name="P32" draw:layer="layout" svg:width="2.421cm" svg:height="0.797cm" svg:x="0.701cm" svg:y="6.43cm">
          <draw:text-box>
            <text:p text:style-name="P1"><text:span text:style-name="T67">More Info</text:span></text:p>
          </draw:text-box>
        </draw:frame>
        <draw:frame draw:style-name="gr16" draw:text-style-name="P33" draw:layer="layout" svg:width="2.108cm" svg:height="0.835cm" svg:x="0.697cm" svg:y="5.996cm">
          <draw:text-box>
            <text:p><text:span text:style-name="T37">Extras</text:span></text:p>
          </draw:text-box>
        </draw:frame>
        <draw:frame draw:style-name="gr56" draw:text-style-name="P58" draw:layer="layout" svg:width="13.482cm" svg:height="0.742cm" svg:x="1.769cm" svg:y="9.95cm">
          <draw:text-box>
            <text:p text:style-name="P19"><text:span text:style-name="T68">@salihcodev</text:span><text:span text:style-name="T69"> </text:span><text:span text:style-name="T70"><text:s text:c="4"/></text:span><text:span text:style-name="T70"><text:a xlink:href="https://www.github.com/salihcodev" xlink:type="simple">Github</text:a></text:span><text:span text:style-name="T71">, </text:span><text:span text:style-name="T71"><text:a xlink:href="https://www.linkedin.com/in/salihcodev" xlink:type="simple">Linkedin</text:a></text:span><text:span text:style-name="T71">, </text:span><text:span text:style-name="T71"><text:a xlink:href="https://www.twitter.com/salihcodev" xlink:type="simple">Twitter</text:a></text:span></text:p>
          </draw:text-box>
        </draw:frame>
        <draw:frame draw:style-name="gr9" draw:text-style-name="P14" draw:layer="layout" svg:width="0.466cm" svg:height="0.466cm" svg:x="5.497cm" svg:y="4.926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8778D2A3DA25A93B.png" xlink:type="simple" xlink:show="embed" xlink:actuate="onLoad" draw:mime-type="image/png"/>
        </draw:frame>
        <draw:frame draw:style-name="gr42" draw:text-style-name="P59" draw:layer="layout" svg:width="3.556cm" svg:height="0.873cm" svg:x="1.815cm" svg:y="0.089cm">
          <draw:text-box>
            <text:p><text:span text:style-name="T43">Upwork</text:span></text:p>
          </draw:text-box>
        </draw:frame>
        <draw:frame draw:style-name="gr35" draw:text-style-name="P48" draw:layer="layout" svg:width="5.143cm" svg:height="0.717cm" svg:x="15.236cm" svg:y="0.182cm">
          <draw:text-box>
            <text:p text:style-name="P43"><text:span text:style-name="T44">Jun – 2019 : Sep <text:s/>- 2020 </text:span></text:p>
          </draw:text-box>
        </draw:frame>
        <draw:frame draw:style-name="gr57" draw:text-style-name="P49" draw:layer="layout" svg:width="5.225cm" svg:height="0.823cm" svg:x="1.846cm" svg:y="1.124cm">
          <draw:text-box>
            <text:p text:style-name="P21"><text:span text:style-name="T45">Web Designer</text:span></text:p>
          </draw:text-box>
        </draw:frame>
        <draw:frame draw:style-name="gr58" draw:text-style-name="P60" draw:layer="layout" svg:width="3.031cm" svg:height="0.742cm" svg:x="4.048cm" svg:y="0.155cm">
          <draw:text-box>
            <text:p text:style-name="P21"><text:span text:style-name="T72">freelancing</text:span></text:p>
          </draw:text-box>
        </draw:frame>
        <draw:frame draw:style-name="gr31" draw:text-style-name="P54" draw:layer="layout" svg:width="4.145cm" svg:height="0.657cm" svg:x="1.814cm" svg:y="0.652cm">
          <draw:text-box>
            <text:p text:style-name="P21"><text:span text:style-name="T17"><text:a xlink:href="http://upwork.com/" xlink:type="simple">upwork.com</text:a></text:span></text:p>
          </draw:text-box>
        </draw:frame>
        <draw:frame draw:style-name="gr36" draw:text-style-name="P61" draw:layer="layout" svg:width="18.566cm" svg:height="0.696cm" svg:x="2.002cm" svg:y="1.731cm">
          <draw:text-box>
            <text:list text:style-name="L1">
              <text:list-item>
                <text:p text:style-name="P21"><text:span text:style-name="T58">Learned some additional communication skills.</text:span></text:p>
              </text:list-item>
            </text:list>
          </draw:text-box>
        </draw:frame>
        <draw:frame draw:style-name="gr36" draw:text-style-name="P61" draw:layer="layout" svg:width="18.566cm" svg:height="0.696cm" svg:x="2.002cm" svg:y="2.131cm">
          <draw:text-box>
            <text:list text:style-name="L1">
              <text:list-item>
                <text:p text:style-name="P21"><text:span text:style-name="T58">Achieved some progress in backend technologies, Because I needed it to finish some projects.</text:span></text:p>
              </text:list-item>
            </text:list>
          </draw:text-box>
        </draw:frame>
        <draw:frame draw:style-name="gr36" draw:text-style-name="P61" draw:layer="layout" svg:width="18.566cm" svg:height="0.696cm" svg:x="2.002cm" svg:y="2.553cm">
          <draw:text-box>
            <text:list text:style-name="L1">
              <text:list-item>
                <text:p text:style-name="P21"><text:span text:style-name="T58">Became aware of UI &amp; UX more than in the beginning.</text:span></text:p>
              </text:list-item>
            </text:list>
          </draw:text-box>
        </draw:frame>
        <draw:line draw:style-name="gr41" draw:text-style-name="P46" draw:layer="layout" svg:x1="1.541cm" svg:y1="0.742cm" svg:x2="1.541cm" svg:y2="2.97cm">
          <text:p/>
        </draw:line>
        <draw:custom-shape draw:style-name="gr40" draw:text-style-name="P45" draw:layer="layout" svg:width="0.175cm" svg:height="0.181cm" svg:x="1.446cm" svg:y="0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4" draw:layer="layout" svg:width="0.466cm" svg:height="0.466cm" svg:x="4.377cm" svg:y="0.732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8778D2A3DA25A93B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antasque iCursive Dk" svg:font-family="'Fantasque iCursive Dk'" style:font-pitch="variable"/>
    <style:font-face style:name="FreeSans" svg:font-family="FreeSans" style:font-family-generic="system" style:font-pitch="variable"/>
    <style:font-face style:name="Futura PT" svg:font-family="'Futura PT'" style:font-pitch="variable"/>
    <style:font-face style:name="Futura PT Bold" svg:font-family="'Futura PT Bold'" style:font-pitch="variable"/>
    <style:font-face style:name="Futura PT Demi" svg:font-family="'Futura PT Demi'" style:font-pitch="variable"/>
    <style:font-face style:name="Futura PT1" svg:font-family="'Futura PT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erriweather" svg:font-family="Merriweather" style:font-pitch="variable"/>
    <style:font-face style:name="Merriweather Black" svg:font-family="'Merriweather Black'" style:font-pitch="variable"/>
    <style:font-face style:name="Merriweather Black1" svg:font-family="'Merriweather Black'" style:font-adornments="Black" style:font-pitch="variable"/>
    <style:font-face style:name="Merriweather1" svg:font-family="Merriweather" style:font-adornments="Bold" style:font-pitch="variable"/>
    <style:font-face style:name="Noto Sans" svg:font-family="'Noto Sans'" style:font-family-generic="roman" style:font-pitch="variable"/>
    <style:font-face style:name="Operator Mono Lig Book" svg:font-family="'Operator Mono Lig Book'" style:font-pitch="fixed"/>
    <style:font-face style:name="Operator Mono Lig Book1" svg:font-family="'Operator Mono Lig Book'" style:font-pitch="variable"/>
    <style:font-face style:name="Ubuntu Medium" svg:font-family="'Ubuntu Medium'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18679" draw:marker-start-width="0.2cm" draw:marker-start-center="false" draw:marker-end-width="0.2cm" draw:marker-end-center="false" draw:fill="solid" draw:fill-color="#1c1c1c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3-23T18:37:53.685836109</meta:creation-date>
    <meta:generator>LibreOffice/7.3.7.2$Linux_X86_64 LibreOffice_project/30$Build-2</meta:generator>
    <dc:date>2023-02-05T19:39:22.460778381</dc:date>
    <meta:editing-duration>P3DT18H25M15S</meta:editing-duration>
    <meta:editing-cycles>707</meta:editing-cycles>
    <meta:document-statistic meta:object-count="115"/>
  </office:meta>
</office:document-meta>
</file>